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p what you sow</text:p>
      <text:p text:style-name="P2"/>
      <text:p text:style-name="P2"/>
      <text:p text:style-name="P2"/>
      <text:p text:style-name="P3">Mountains and streams,</text:p>
      <text:p text:style-name="P3">rivers and dreams.</text:p>
      <text:p text:style-name="P3">Eyes in isolation.</text:p>
      <text:p text:style-name="P3">Don't fear life my little one.</text:p>
      <text:p text:style-name="P3"/>
      <text:p text:style-name="P3">Burning desires,</text:p>
      <text:p text:style-name="P3">rainclowdy skies,</text:p>
      <text:p text:style-name="P3">laws of love and hatred.</text:p>
      <text:p text:style-name="P3">Don't fear life my sparrow son.</text:p>
      <text:p text:style-name="P3"/>
      <text:p text:style-name="P3">Ref.</text:p>
      <text:p text:style-name="P3">And reap what you sow</text:p>
      <text:p text:style-name="P3">and row as far as you can go.</text:p>
      <text:p text:style-name="P3"/>
      <text:p text:style-name="P3">Angelic wings,</text:p>
      <text:p text:style-name="P3">a mirror that sings,</text:p>
      <text:p text:style-name="P3">a broken promise.</text:p>
      <text:p text:style-name="P3">Don't fear love my little one.</text:p>
      <text:p text:style-name="P3"/>
      <text:p text:style-name="P3">Complicated chemistry,</text:p>
      <text:p text:style-name="P3">and anotomy.</text:p>
      <text:p text:style-name="P3">A rose a ring a ribbon.</text:p>
      <text:p text:style-name="P3">Don't fear love my sparrow son.</text:p>
      <text:p text:style-name="P3"/>
      <text:p text:style-name="P3">Ref.</text:p>
      <text:p text:style-name="P3"/>
      <text:p text:style-name="P3">Bridge.</text:p>
      <text:p text:style-name="P3">And if you feel your hear pounding hard,</text:p>
      <text:p text:style-name="P3">don't worry, don't be alarmed.</text:p>
      <text:p text:style-name="P3">This is just something new,</text:p>
      <text:p text:style-name="P3">something new for me and you to do.</text:p>
      <text:p text:style-name="P3"/>
      <text:p text:style-name="P3">Philosophy,</text:p>
      <text:p text:style-name="P3">theology,</text:p>
      <text:p text:style-name="P3">cosmos and chaos.</text:p>
      <text:p text:style-name="P3">Don't fear death my little one.</text:p>
      <text:p text:style-name="P3"/>
      <text:p text:style-name="P3">As calm as the night,</text:p>
      <text:p text:style-name="P3">a star shining bright.</text:p>
      <text:p text:style-name="P3">while the wind takes all your burden.</text:p>
      <text:p text:style-name="P3">Don't fear death my sparrow son.</text:p>
      <text:p text:style-name="P3"/>
      <text:p text:style-name="P3">Re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nb" fo:country="NO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sbjørn Andersen</meta:initial-creator>
    <meta:creation-date>2008-06-14T14:50:36</meta:creation-date>
    <dc:creator>Asbjørn Andersen</dc:creator>
    <dc:date>2008-06-14T16:05:28</dc:date>
    <meta:printed-by>Asbjørn Andersen</meta:printed-by>
    <meta:print-date>2008-06-14T16:05:16</meta:print-date>
    <meta:editing-cycles>25</meta:editing-cycles>
    <meta:editing-duration>PT1H14M5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5" meta:word-count="141" meta:character-count="743"/>
  </office:meta>
</office:document-meta>
</file>